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script src=<text:a xlink:href="https://kit.fontawesome.com/84cdac7d72.js" office:target-frame-name="_top" xlink:show="replace"><text:span text:style-name="Hyperlink">https://kit.fontawesome.com/84cdac7d72.js</text:span></text:a><text:s/>crossorigin=”anonymous”&gt;&lt;/script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1T20:14:00Z</meta:creation-date>
    <dc:date>2022-04-21T20:14:00Z</dc:date>
    <meta:template xlink:href="Normal.dotm" xlink:type="simple"/>
    <meta:editing-cycles>2</meta:editing-cycles>
    <meta:editing-duration>PT60S</meta:editing-duration>
    <meta:document-statistic meta:page-count="1" meta:paragraph-count="1" meta:word-count="21" meta:character-count="145" meta:row-count="1" meta:non-whitespace-character-count="125"/>
  </office:meta>
</office:document-meta>
</file>